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00ad25" officeooo:paragraph-rsid="0000ad25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italic" style:text-underline-style="none" fo:font-weight="bold" officeooo:rsid="0000ad25" officeooo:paragraph-rsid="0000ad25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italic" style:text-underline-style="none" fo:font-weight="bold" officeooo:rsid="000111d7" officeooo:paragraph-rsid="000111d7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italic" style:text-underline-style="none" fo:font-weight="bold" officeooo:rsid="0002a6f9" officeooo:paragraph-rsid="0002a6f9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8338008256875285929" text:style-name="L1">
        <text:list-item>
          <text:p text:style-name="P4"><text:span text:style-name="T1">Hacer los funciones en el main para la selección de consolas.</text:span></text:p>
        </text:list-item>
        <text:list-item>
          <text:p text:style-name="P4"><text:span text:style-name="T1">Hacer las funciones en el main para los videojuegos.</text:span></text:p>
        </text:list-item>
        <text:list-item>
          <text:p text:style-name="P4"><text:span text:style-name="T1">Realizar las investigaciones sobre archivos binarios y de textos en c++.</text:span></text:p>
        </text:list-item>
        <text:list-item>
          <text:p text:style-name="P5"><text:span text:style-name="T1">Continuar trabajando con el makefile</text:span></text:p>
        </text:list-item>
        <text:list-item>
          <text:p text:style-name="P6"><text:span text:style-name="T1">Continuar con las clases de videojuegos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2-28T09:05:11.778984867</dc:date>
    <meta:editing-duration>PT9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57" meta:character-count="333" meta:non-whitespace-character-count="287"/>
  </office:meta>
</office:document-meta>
</file>